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6.908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138cm"/>
    </style:style>
    <style:style style:name="Table1.C" style:family="table-column">
      <style:table-column-properties style:column-width="8.916cm"/>
    </style:style>
    <style:style style:name="Table1.D" style:family="table-column">
      <style:table-column-properties style:column-width="9.6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able_20_Contents">
      <style:paragraph-properties fo:text-align="center" style:justify-single-word="false"/>
      <style:text-properties officeooo:rsid="001b9735" officeooo:paragraph-rsid="001b9735"/>
    </style:style>
    <style:style style:name="P3" style:family="paragraph" style:parent-style-name="Table_20_Contents">
      <style:paragraph-properties fo:text-align="center" style:justify-single-word="false"/>
      <style:text-properties officeooo:rsid="001d6c1d" officeooo:paragraph-rsid="001d6c1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b9735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b9735" officeooo:paragraph-rsid="001b973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ec986" officeooo:paragraph-rsid="001ec986"/>
    </style:style>
    <style:style style:name="T1" style:family="text">
      <style:text-properties officeooo:rsid="001b9735"/>
    </style:style>
    <style:style style:name="T2" style:family="text">
      <style:text-properties officeooo:rsid="001d6c1d"/>
    </style:style>
    <style:style style:name="T3" style:family="text">
      <style:text-properties officeooo:rsid="001ec9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18988421328">
          <table:table-cell table:style-name="Table1.A1" office:value-type="string">
            <text:p text:style-name="P6">Objects (classes)</text:p>
          </table:table-cell>
          <table:table-cell table:style-name="Table1.A1" office:value-type="string">
            <text:p text:style-name="P6">Properties</text:p>
          </table:table-cell>
          <table:table-cell table:style-name="Table1.A1" office:value-type="string">
            <text:p text:style-name="P6">Messages (methods)</text:p>
          </table:table-cell>
          <table:table-cell table:style-name="Table1.D1" office:value-type="string">
            <text:p text:style-name="P6">Return (output)</text:p>
          </table:table-cell>
        </table:table-row>
        <table:table-row table:style-name="TableLine94418988421328">
          <table:table-cell table:style-name="Table1.A2" office:value-type="string">
            <text:p text:style-name="P2">CohortManager</text:p>
            <text:p text:style-name="P2"><text:s text:c="3"/>- </text:p>
            <text:p text:style-name="P2"/>
          </table:table-cell>
          <table:table-cell table:style-name="Table1.A2" office:value-type="string">
            <text:p text:style-name="P3">cohorts: array</text:p>
          </table:table-cell>
          <table:table-cell table:style-name="Table1.A2" office:value-type="string">
            <text:p text:style-name="P2">CreateCohort(cohortName: string)</text:p>
          </table:table-cell>
          <table:table-cell table:style-name="Table1.D2" office:value-type="string">
            <text:p text:style-name="P4">---</text:p>
          </table:table-cell>
        </table:table-row>
        <table:table-row table:style-name="TableLine94418988421328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>SearchCohort<text:span text:style-name="T2">s</text:span>(cohortName:string)</text:p>
          </table:table-cell>
          <table:table-cell table:style-name="Table1.D2" office:value-type="string">
            <text:p text:style-name="P2">Cohort<text:span text:style-name="T2">s</text:span> <text:span text:style-name="T2">O</text:span>bject <text:span text:style-name="T2">{ cohortName: “name”</text:span></text:p>
            <text:p text:style-name="P3">students: []</text:p>
            <text:p text:style-name="P3">}</text:p>
          </table:table-cell>
        </table:table-row>
        <table:table-row table:style-name="TableLine94418988421328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><text:span text:style-name="T1">Add</text:span><text:span text:style-name="T2">Student</text:span><text:span text:style-name="T1">ToCohort(</text:span><text:span text:style-name="T3">student: object</text:span><text:span text:style-name="T1">)</text:span></text:p>
          </table:table-cell>
          <table:table-cell table:style-name="Table1.D2" office:value-type="string">
            <text:p text:style-name="P2">---</text:p>
          </table:table-cell>
        </table:table-row>
        <table:table-row table:style-name="TableLine94418988421328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>RemoveCohort(cohortName: <text:span text:style-name="T2">string)</text:span></text:p>
          </table:table-cell>
          <table:table-cell table:style-name="Table1.D2" office:value-type="string">
            <text:p text:style-name="P2">---</text:p>
          </table:table-cell>
        </table:table-row>
        <table:table-row table:style-name="TableLine94418988421328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>Remove<text:span text:style-name="T3">Student</text:span>FromCohort(studentName:string)</text:p>
          </table:table-cell>
          <table:table-cell table:style-name="Table1.D2" office:value-type="string">
            <text:p text:style-name="P2">---</text:p>
          </table:table-cell>
        </table:table-row>
        <table:table-row table:style-name="TableLine94418988421328">
          <table:table-cell table:style-name="Table1.A2" office:value-type="string">
            <text:p text:style-name="P3">Cohort (js object)</text:p>
          </table:table-cell>
          <table:table-cell table:style-name="Table1.A2" office:value-type="string">
            <text:p text:style-name="P7">cohortName: string</text:p>
            <text:p text:style-name="P7">cohorts: array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/>
          </table:table-cell>
        </table:table-row>
        <table:table-row table:style-name="TableLine94418988421328">
          <table:table-cell table:style-name="Table1.A2" office:value-type="string">
            <text:p text:style-name="P3">Student (js object)</text:p>
          </table:table-cell>
          <table:table-cell table:style-name="Table1.A2" office:value-type="string">
            <text:p text:style-name="P7">studentID: number</text:p>
            <text:p text:style-name="P7">firstName: string</text:p>
            <text:p text:style-name="P7">lastName: string</text:p>
            <text:p text:style-name="P7">gitName: string</text:p>
            <text:p text:style-name="P7">email: string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2"/>
          </table:table-cell>
        </table:table-row>
      </table:table>
      <text:p text:style-name="Standard"/>
      <text:p text:style-name="Standard"/>
      <text:p text:style-name="Preformatted_20_Text"><text:span text:style-name="Source_20_Text">The Cohort Manager should be able to support the following interactions</text:span></text:p>
      <text:p text:style-name="Preformatted_20_Text"/>
      <text:p text:style-name="Preformatted_20_Text"><text:span text:style-name="Source_20_Text">- Create a cohort with a cohort name</text:span></text:p>
      <text:p text:style-name="Preformatted_20_Text"><text:span text:style-name="Source_20_Text">- Search for a cohort by cohort name</text:span></text:p>
      <text:p text:style-name="Preformatted_20_Text"><text:span text:style-name="Source_20_Text">- Add student to a specific cohort</text:span></text:p>
      <text:p text:style-name="Preformatted_20_Text"><text:span text:style-name="Source_20_Text">- Remove a cohort by cohort name</text:span></text:p>
      <text:p text:style-name="Preformatted_20_Text"><text:span text:style-name="Source_20_Text">- Remove student from a specific cohort</text:span></text:p>
      <text:p text:style-name="Preformatted_20_Text"><text:span text:style-name="Source_20_Text">- Return errors if student or cohort not found</text:span></text:p>
      <text:p text:style-name="Preformatted_20_Text"/>
      <text:p text:style-name="P1"><text:span text:style-name="Source_20_Text">A cohort should have a list of students. Each student should have a studentID, first name, last name, github username, email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12:02:17.403769532</meta:creation-date>
    <dc:date>2022-01-24T13:00:40.711112787</dc:date>
    <meta:editing-duration>PT27M22S</meta:editing-duration>
    <meta:editing-cycles>1</meta:editing-cycles>
    <meta:document-statistic meta:table-count="1" meta:image-count="0" meta:object-count="0" meta:page-count="1" meta:paragraph-count="36" meta:word-count="129" meta:character-count="892" meta:non-whitespace-character-count="795"/>
    <meta:generator>LibreOffice/6.4.7.2$Linux_X86_64 LibreOffice_project/40$Build-2</meta:generator>
  </office:meta>
</office:document-meta>
</file>